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ttf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L</text:p>
          </table:table-cell>
          <table:table-cell>
            <draw:frame table:end-cell-address="Feuille1.L21" table:end-x="1.659cm" table:end-y="0.206cm" draw:z-index="0" draw:style-name="gr1" svg:width="15.999cm" svg:height="8.999cm" svg:x="1.467cm" svg:y="0.258cm">
              <draw:object draw:notify-on-update-of-ranges="Feuille1.A1:Feuille1.A2 Feuille1.A3:Feuille1.A12 Feuille1.D1:Feuille1.D2 Feuille1.D3:Feuille1.D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1" office:value-type="string">
            <text:p>0</text:p>
          </table:table-cell>
          <table:table-cell office:value-type="float" office:value="10">
            <text:p>10</text:p>
          </table:table-cell>
          <table:table-cell table:formula="of:=[.B2]/[.B$2]"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formula="of:=[.B2]-1" office:value-type="float" office:value="9">
            <text:p>9</text:p>
          </table:table-cell>
          <table:table-cell table:formula="of:=[.B3]/[.B$2]" office:value-type="float" office:value="0.9">
            <text:p>0,9</text:p>
          </table:table-cell>
          <table:table-cell table:formula="of:=1/[.B2]/([.A3]-[.A2])" office:value-type="float" office:value="0.00163934426229508">
            <text:p>0,0016393443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formula="of:=[.B3]-1" office:value-type="float" office:value="8">
            <text:p>8</text:p>
          </table:table-cell>
          <table:table-cell table:formula="of:=[.B4]/[.B$2]" office:value-type="float" office:value="0.8">
            <text:p>0,8</text:p>
          </table:table-cell>
          <table:table-cell table:formula="of:=1/[.B3]/([.A4]-[.A3])" office:value-type="float" office:value="0.0158730158730159">
            <text:p>0,0158730159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table:formula="of:=[.B4]-1" office:value-type="float" office:value="7">
            <text:p>7</text:p>
          </table:table-cell>
          <table:table-cell table:formula="of:=[.B5]/[.B$2]" office:value-type="float" office:value="0.7">
            <text:p>0,7</text:p>
          </table:table-cell>
          <table:table-cell table:formula="of:=1/[.B4]/([.A5]-[.A4])" office:value-type="float" office:value="0.0208333333333333">
            <text:p>0,0208333333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table:formula="of:=[.B5]-1" office:value-type="float" office:value="6">
            <text:p>6</text:p>
          </table:table-cell>
          <table:table-cell table:formula="of:=[.B6]/[.B$2]" office:value-type="float" office:value="0.6">
            <text:p>0,6</text:p>
          </table:table-cell>
          <table:table-cell table:formula="of:=1/[.B5]/([.A6]-[.A5])" office:value-type="float" office:value="0.0238095238095238">
            <text:p>0,0238095238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table:formula="of:=[.B6]-1" office:value-type="float" office:value="5">
            <text:p>5</text:p>
          </table:table-cell>
          <table:table-cell table:formula="of:=[.B7]/[.B$2]" office:value-type="float" office:value="0.5">
            <text:p>0,5</text:p>
          </table:table-cell>
          <table:table-cell table:formula="of:=1/[.B6]/([.A7]-[.A6])" office:value-type="float" office:value="0.0277777777777778">
            <text:p>0,0277777778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table:formula="of:=[.B7]-1" office:value-type="float" office:value="4">
            <text:p>4</text:p>
          </table:table-cell>
          <table:table-cell table:formula="of:=[.B8]/[.B$2]" office:value-type="float" office:value="0.4">
            <text:p>0,4</text:p>
          </table:table-cell>
          <table:table-cell table:formula="of:=1/[.B7]/([.A8]-[.A7])" office:value-type="float" office:value="0.025">
            <text:p>0,025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table:formula="of:=[.B8]-1" office:value-type="float" office:value="3">
            <text:p>3</text:p>
          </table:table-cell>
          <table:table-cell table:formula="of:=[.B9]/[.B$2]" office:value-type="float" office:value="0.3">
            <text:p>0,3</text:p>
          </table:table-cell>
          <table:table-cell table:formula="of:=1/[.B8]/([.A9]-[.A8])" office:value-type="float" office:value="0.0416666666666667">
            <text:p>0,0416666667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table:formula="of:=[.B9]-1" office:value-type="float" office:value="2">
            <text:p>2</text:p>
          </table:table-cell>
          <table:table-cell table:formula="of:=[.B10]/[.B$2]" office:value-type="float" office:value="0.2">
            <text:p>0,2</text:p>
          </table:table-cell>
          <table:table-cell table:formula="of:=1/[.B9]/([.A10]-[.A9])" office:value-type="float" office:value="0.0333333333333333">
            <text:p>0,0333333333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table:formula="of:=[.B10]-1" office:value-type="float" office:value="1">
            <text:p>1</text:p>
          </table:table-cell>
          <table:table-cell table:formula="of:=[.B11]/[.B$2]" office:value-type="float" office:value="0.1">
            <text:p>0,1</text:p>
          </table:table-cell>
          <table:table-cell table:formula="of:=1/[.B10]/([.A11]-[.A10])" office:value-type="float" office:value="0.05">
            <text:p>0,05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table:formula="of:=[.B11]-1" office:value-type="float" office:value="0">
            <text:p>0</text:p>
          </table:table-cell>
          <table:table-cell table:formula="of:=[.B12]/[.B$2]" office:value-type="float" office:value="0">
            <text:p>0</text:p>
          </table:table-cell>
          <table:table-cell table:formula="of:=1/[.B11]/([.A12]-[.A11])" office:value-type="float" office:value="0.0666666666666667">
            <text:p>0,0666666667</text:p>
          </table:table-cell>
          <table:table-cell/>
        </table:table-row>
      </table:table>
      <table:database-ranges>
        <table:database-range table:target-range-address="Feuille1.A3:Feuille1.A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3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  <number:text> </number:text>
      <number:am-pm/>
    </number:date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17:5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19" style:display-name="PageStyle_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18T17:54:34.19</dc:date>
    <meta:editing-duration>PT4H29M39S</meta:editing-duration>
    <meta:editing-cycles>2</meta:editing-cycles>
    <meta:generator>OpenOffice.org/3.3$Win32 OpenOffice.org_project/330m20$Build-9567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15cm" svg:y="4.192cm" chart:style-name="ch2"/>
        <chart:plot-area chart:style-name="ch3" table:cell-range-address="Feuille1.A1:Feuille1.A12 Feuille1.D1:Feuille1.D12" chart:data-source-has-labels="row" svg:x="0.77cm" svg:y="0.855cm" svg:width="13.305cm" svg:height="7.545cm">
          <chartooo:coordinate-region svg:x="1.682cm" svg:y="1.068cm" svg:width="12.113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3:Feuille1.D12" chart:label-cell-address="Feuille1.D1:Feuille1.D2" chart:class="chart:scatter">
            <chart:domain table:cell-range-address="Feuille1.A3:Feuille1.A1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  <text:list>
                  <text:list-item>
                    <text:p>ttf</text:p>
                  </text:list-item>
                  <text:list-item>
                    <text:p>0</text:p>
                  </text:list-item>
                </text:list>
              </table:table-cell>
              <table:table-cell office:value-type="string">
                <text:p>L 0</text:p>
                <text:list>
                  <text:list-item>
                    <text:p>L</text:p>
                  </text:list-item>
                  <text:list-item>
                    <text:p>0</text:p>
                  </text:list-item>
                </text:list>
                <draw:g>
                  <svg:desc>Feuille1.D1:Feui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">
                <text:p>61</text:p>
                <draw:g>
                  <svg:desc>Feuille1.A3:Feuille1.A12</svg:desc>
                </draw:g>
              </table:table-cell>
              <table:table-cell office:value-type="float" office:value="0.00163934426229508">
                <text:p>0.00163934426229508</text:p>
                <draw:g>
                  <svg:desc>Feuille1.D3:Feuille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  <table:table-cell office:value-type="float" office:value="0.0158730158730159">
                <text:p>0.0158730158730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">
                <text:p>86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">
                <text:p>9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0.0666666666666667">
                <text:p>0.06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